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size="11pt" officeooo:rsid="001c6d2e" officeooo:paragraph-rsid="001c6d2e" style:font-size-asian="11pt" style:font-size-complex="11pt"/>
    </style:style>
    <style:style style:name="P2" style:family="paragraph" style:parent-style-name="Standard">
      <style:text-properties fo:font-size="11pt" officeooo:paragraph-rsid="001c6d2e" style:font-size-asian="11pt" style:font-size-complex="11pt"/>
    </style:style>
    <style:style style:name="P3" style:family="paragraph" style:parent-style-name="Standard">
      <style:paragraph-properties fo:text-align="justify" style:justify-single-word="false"/>
      <style:text-properties fo:font-size="11pt" officeooo:rsid="001f5e37" officeooo:paragraph-rsid="001f5e37" style:font-size-asian="11pt" style:font-size-complex="11pt"/>
    </style:style>
    <style:style style:name="P4" style:family="paragraph" style:parent-style-name="Standard">
      <style:text-properties fo:font-size="11pt" officeooo:rsid="001f5e37" officeooo:paragraph-rsid="001f5e37" style:font-size-asian="11pt" style:font-size-complex="11pt"/>
    </style:style>
    <style:style style:name="P5" style:family="paragraph" style:parent-style-name="Standard">
      <style:text-properties fo:font-size="11pt" officeooo:rsid="001f80a1" officeooo:paragraph-rsid="001f80a1" style:font-size-asian="11pt" style:font-size-complex="11pt"/>
    </style:style>
    <style:style style:name="P6" style:family="paragraph" style:parent-style-name="Standard">
      <style:text-properties fo:font-size="11pt" officeooo:rsid="001f80a1" officeooo:paragraph-rsid="0022dfc3" style:font-size-asian="11pt" style:font-size-complex="11pt"/>
    </style:style>
    <style:style style:name="P7" style:family="paragraph" style:parent-style-name="Standard">
      <style:text-properties fo:font-size="11pt" officeooo:rsid="0022dfc3" officeooo:paragraph-rsid="0022dfc3" style:font-size-asian="11pt" style:font-size-complex="11pt"/>
    </style:style>
    <style:style style:name="P8" style:family="paragraph" style:parent-style-name="Standard">
      <style:text-properties fo:font-size="11pt" officeooo:rsid="00232eef" officeooo:paragraph-rsid="00232eef" style:font-size-asian="11pt" style:font-size-complex="11pt"/>
    </style:style>
    <style:style style:name="P9" style:family="paragraph" style:parent-style-name="Standard">
      <style:text-properties fo:font-size="11pt" officeooo:rsid="0023f48e" officeooo:paragraph-rsid="0023f48e" style:font-size-asian="11pt" style:font-size-complex="11pt"/>
    </style:style>
    <style:style style:name="P10" style:family="paragraph" style:parent-style-name="Standard">
      <style:text-properties fo:font-size="11pt" officeooo:rsid="00254ee4" officeooo:paragraph-rsid="00254ee4" style:font-size-asian="11pt" style:font-size-complex="11pt"/>
    </style:style>
    <style:style style:name="T1" style:family="text">
      <style:text-properties officeooo:rsid="001c6d2e"/>
    </style:style>
    <style:style style:name="T2" style:family="text">
      <style:text-properties fo:font-weight="bold" style:font-weight-asian="bold" style:font-weight-complex="bold"/>
    </style:style>
    <style:style style:name="T3" style:family="text">
      <style:text-properties fo:font-weight="bold" officeooo:rsid="001f80a1" style:font-weight-asian="bold" style:font-weight-complex="bold"/>
    </style:style>
    <style:style style:name="T4" style:family="text">
      <style:text-properties fo:font-weight="bold" officeooo:rsid="0023f48e" style:font-weight-asian="bold" style:font-weight-complex="bold"/>
    </style:style>
    <style:style style:name="T5" style:family="text">
      <style:text-properties officeooo:rsid="001f80a1"/>
    </style:style>
    <style:style style:name="T6" style:family="text">
      <style:text-properties officeooo:rsid="0020e46f"/>
    </style:style>
    <style:style style:name="T7" style:family="text">
      <style:text-properties officeooo:rsid="0022dfc3"/>
    </style:style>
    <style:style style:name="T8" style:family="text">
      <style:text-properties officeooo:rsid="0023f48e"/>
    </style:style>
    <style:style style:name="T9" style:family="text">
      <style:text-properties officeooo:rsid="00273147"/>
    </style:style>
    <style:style style:name="T10" style:family="text">
      <style:text-properties fo:font-weight="normal" style:font-weight-asian="normal" style:font-weight-complex="normal"/>
    </style:style>
    <style:style style:name="T11" style:family="text">
      <style:text-properties officeooo:rsid="0028f657"/>
    </style:style>
    <style:style style:name="T12" style:family="text">
      <style:text-properties officeooo:rsid="002ab98c"/>
    </style:style>
    <style:style style:name="T13" style:family="text">
      <style:text-properties officeooo:rsid="002ae281"/>
    </style:style>
    <style:style style:name="T14" style:family="text">
      <style:text-properties officeooo:rsid="002c7b41"/>
    </style:style>
    <style:style style:name="T15" style:family="text">
      <style:text-properties officeooo:rsid="002dede1"/>
    </style:style>
    <style:style style:name="T16" style:family="text">
      <style:text-properties officeooo:rsid="002e96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ten Tag Frau Richterin Bauhofer</text:p>
      <text:p text:style-name="P1"/>
      <text:p text:style-name="P1">Ja logisch ist das eine Beschwerde. Ich denke auch dass der Richter Leiser lügt wenn er behauptet meine Mails würden ungesehen gelöscht. Sie alle wissen bestens wie es <text:span text:style-name="T9">um mich</text:span> steht und dass ich wegen Ihnen bald drauf gehe.</text:p>
      <text:p text:style-name="P1"/>
      <text:p text:style-name="P1">Ich will keine intelligenzmindernde Psychopharmaka, das führt dazu dass ich als Zeuge unbrauchbar gemacht werde, dass ich weniger genau aufzeigen kann wo die Justiz, das Polizeiwesen und die Psychiatrie <text:span text:style-name="T13">F</text:span>ehler macht die dann zum Amoklauf von Michael Boeringer oder zur Drohung gegen Sie durch Stefan Manuel Weissen geführt hat.</text:p>
      <text:p text:style-name="P1"/>
      <text:p text:style-name="P1">Die Patienten werden über Informatik Infrastruktur provoziert, da helfen auch Medikamente nichts. Selbst wenn man mit einem Anesthetikum betäubt wäre würde das Implantat welches Temporal-Lappen-Epilepsie auslöst immer noch über das Nervensysem und dann das Rückenmark auswirkungen haben.</text:p>
      <text:p text:style-name="P1"/>
      <text:p text:style-name="P1">Die Medikamente sind intelligenzmindern, führen dazu, dass man das Implantat wengier bewusst wahrnimmt, darüber nicht die Täter befragt die einem das verpasst haben und diese dann z.B. mit Natural Language Processing oder immer den gleichen Schachzügen überführt.</text:p>
      <text:p text:style-name="P1"/>
      <text:p text:style-name="P1">Dass das keine Spinnerei ist sehen sie im Anhang, falls sie glauben dass das ge-Photoshop-ed ist oder ein Pixelfehler können sie die selben Daten auch im Original haben.</text:p>
      <text:p text:style-name="P1"/>
      <text:p text:style-name="P1">Technisch-Medizinisch geht es um ab 1950 grossflächig ausgerollte Menschen-Experimente an Verdingkinder und deren Nachfolger in der Schweiz, vermutlich militärische Menschen-Experimente und nicht nur Medikamenten-Experimente wie man mittlerweile öffentlich in der Presse entnehmen kann, sondern auch Neurologie-Implantate-Experimente.</text:p>
      <text:p text:style-name="P1"/>
      <text:p text:style-name="P2"><text:span text:style-name="T1">Mein Computer möchte auch verhindern dass ich die Beschwerde schreibe, somit würde ich auch gerne noch wissen ob es einen legalen oder illegalen Überwachungsauftrag gegen mich gibt</text:span></text:p>
      <text:p text:style-name="P2"/>
      <text:p text:style-name="P1">Wie bereits gesagt helfen die Medikamente nicht Suizid zu verhindern, der «Wirkmechanismus» ist dass ich blöder bin durch die Medikamente und dann nicht Dinge herausfinde <text:span text:style-name="T9">und deswegen angegriffen werde.</text:span></text:p>
      <text:p text:style-name="P1"/>
      <text:p text:style-name="P1">* <text:span text:style-name="T2">Urs Blum der Zürich Versicherung</text:span> hilft dem NSA / CIA <text:span text:style-name="T13">bei</text:span> <text:span text:style-name="T2">Wirtschaftsspionage</text:span> schweizer Firmennetzwerke zu unterwandern seit mindestens 1999. zB die ABB wo dann 1 Mia nach USA abgeflossen wurden</text:p>
      <text:p text:style-name="P1"/>
      <text:p text:style-name="P1">* Selbes Spiel bei der deutschen <text:span text:style-name="T2">Firma Bayer</text:span></text:p>
      <text:p text:style-name="P1"/>
      <text:p text:style-name="P1">* Bewisen durch die Snowden Leaks, fokus war da aber zu fest auf technischen Dingen und zu wenig auf dem <text:span text:style-name="T2">Motiv des NSA/CIA</text:span>: <text:span text:style-name="T2">Globaler Wirtschaftsspionage</text:span></text:p>
      <text:p text:style-name="P1"/>
      <text:p text:style-name="P1">* Die Zürich Versicherung hat 50 Mia Kapital und nochmals 45 Mia Umsatz pro Jahr, die kaufen einfach alle Zeugen auf, und Menschen bzw. Zeugen wie ich die wegen Autismus nicht lügen können und nicht ihre Seele Satan verkaufen möchten werden dann abgemürkst oder in den Suizid getrieben über besagte Infrastruktur, Netzwerke, <text:span text:style-name="T14">t</text:span>echnologischen Kommunikations-Kanälen und personifizierte elektronsiche-/psychologsiche Kriegsführung.</text:p>
      <text:p text:style-name="P1"/>
      <text:p text:style-name="P1">* Die Schizophrenie Diagnose soll mich als Zeugen unglaubwürdig machen oder als Täter darstellen, dass ich aber in Informatik hochbegabt bin da hätte auch dem diagnostizierenden Psychiater dem Herrn Dr. Hansjürg Pfisterer klar sein müssen, dass ich «<text:span text:style-name="T2">Autist mit Inselbegabung Informatik</text:span>» bin <text:span text:style-name="T9">und nicht ein Schizophrener Spinner</text:span>. Also auch bei Dr. Pfisterer muss von Vorsatz ausgegnagen werden.</text:p>
      <text:p text:style-name="P1"/>
      <text:p text:style-name="P1">Die Medikamente verkürzen das Leben um 20-30 Jahre, das ist meiner Meinung nach der Straftatbestand von Mord wenn auch über einen langen Zeitraum.</text:p>
      <text:p text:style-name="P1"/>
      <text:p text:style-name="P1"/>
      <text:p text:style-name="P3"><text:soft-page-break/><text:span text:style-name="T10">Fall </text:span><text:span text:style-name="T2">Stefan Manuel Wiesen</text:span>:</text:p>
      <text:p text:style-name="P4">Da gäbe es abzuklären ob er von Ihnen zum Ausrasten gebracht wurde oder ob da ein Blackhat Hackerteam parallel zu Vorgängen mit Ihnen <text:span text:style-name="T15">Stefan</text:span> aggressiv auf Sie gemacht <text:span text:style-name="T15">hat.</text:span></text:p>
      <text:p text:style-name="P4"/>
      <text:p text:style-name="P4"><text:span text:style-name="T10">Fall </text:span><text:span text:style-name="T2">Michael Boeringer</text:span><text:span text:style-name="T10"> (Formulierung Blick: Grosmörder Aarau)</text:span>:</text:p>
      <text:p text:style-name="P4">Da wäre die Frage, gab es da auch ein Blackhat Hackerteam dass ihn zur Tat getriezt hat. Logischerweise wäre da Technologie und allenfalls auch ein Implantat beteilgt gewesen. Diese Dinge werden von der Psychiatrie immer abgestritten <text:span text:style-name="T9">und vertuscht</text:span> selbst wenn man es mit <text:span text:style-name="T9">einem </text:span>CT beweisen kann. Der <text:span text:style-name="T2">Dr. Dang</text:span> hat dann gesagt «das ist nur eine Kalkablagerung» aber eine schön <text:span text:style-name="T9">z</text:span>ylindrische Kalkablagrung ist in einem Gehirn nicht zu erwarten. Eine Kalkablagerung würde wie ein <text:span text:style-name="T16">e</text:span>volutionär gewachsenes Ding aussehen und nicht wie ein fast perfekter Zylinder.</text:p>
      <text:p text:style-name="P4"/>
      <text:p text:style-name="P4">Ich bin als Autist gut im Puzzles zusammen setzen, <text:span text:style-name="T5">der </text:span><text:span text:style-name="T3">Be</text:span><text:span text:style-name="T2">such bei </text:span><text:span text:style-name="T3">M</text:span><text:span text:style-name="T2">ichael </text:span><text:span text:style-name="T3">Boeringer</text:span><text:span text:style-name="T5"> </text:span>wurde mir aber verwehrt von der <text:span text:style-name="T5">P</text:span>sychiatrie, <text:span text:style-name="T5">es wirkt wie wenn die das da schon wüssten und man versucht die Täter und die Opfer abzuschirmen damit der Fall nie ganz aufgeklärt wird. Da</text:span> wäre es auch <text:span text:style-name="T5">echt</text:span> toll <text:span text:style-name="T5">wenn ich mit Michael reden dürfte.</text:span></text:p>
      <text:p text:style-name="P4"/>
      <text:p text:style-name="P5">Was ich bisher herausfinden konnte:</text:p>
      <text:p text:style-name="P5">* Gemäss Michael hat sein Vater seine Freundin vergewaltigt</text:p>
      <text:p text:style-name="P6">* Gemäss dem gelöschten Presseartikel <text:span text:style-name="T7">von Blick</text:span> <text:s/>(hab den aber noch gespeichert) wäre die Mutter von Michael eingeweiht gewesen, <text:span text:style-name="T7">hätte mitgeholfen Michael zur Tat zu treiben</text:span></text:p>
      <text:p text:style-name="P7">(Da wäre auch die naheliegenste Frage: An wen ging das Haus der Grossmutter)</text:p>
      <text:p text:style-name="P5">* Er habe gemeint seine Grossmutter wäre Anführer einer grossen Sekte</text:p>
      <text:p text:style-name="P5">(da ist naheligender, dass die ganze Familie eignelich Pädokriminell ist und es schon eine Art Sekte ist, aber <text:span text:style-name="T6">von </text:span>wirtschaftlichen Interessen <text:span text:style-name="T6">angetrieben</text:span>)</text:p>
      <text:p text:style-name="P5"/>
      <text:p text:style-name="P8">In beiden Fällen (Michale Boeringer und Stefan Manuel Weissen) hätte man einen Menschen verurteilt der allenfalls von einem Täternetzwerk zur Tat getrieben wurde. <text:span text:style-name="T8">Also man hätte die Wirkung beseitigt aber die Ursache nicht aufgeklärt. Hiesse auch dass diese vorerst spekulative </text:span><text:span text:style-name="T4">Täternetzwerk</text:span><text:span text:style-name="T8"> </text:span><text:span text:style-name="T4">immer noch frei</text:span><text:span text:style-name="T8"> herum läuft und bereits den nächsten Menschen prepariert.</text:span></text:p>
      <text:p text:style-name="P8"/>
      <text:p text:style-name="P9">Dann hätte ich weiter gerne gewusst, welche schweizer Psychiatrie den <text:span text:style-name="T2">Kindsmörder Hapte A</text:span>. behandelt hat. <text:span text:style-name="T12">G</text:span>emäss Presse hat Hapte A der von schweizer Psychiatrie(n) behandelt wurde einen 8 Jährigen Jungen in Frankfurt am Bahnhof ermordet. Hapte A. hat gemäss Presse in <text:span text:style-name="T2">Aarau</text:span> gearbeitet, also ist Königsfelden allenfalls eine der Psychiatrien.</text:p>
      <text:p text:style-name="P9"/>
      <text:p text:style-name="P10">Dann würde ich auch no<text:span text:style-name="T9">c</text:span>h gerne wissen, weshalb sie an der letzten Gerichtsverhandlung gesagt haben ich würde eine Abschrift der Tonbandaufnahme der Verhandlung bekommen und ich habe diese aber nicht bekommen und weshalb der Richter Leiser auf der Video-Aufzeichnung sagt «ich würde eine Kopie des <text:span text:style-name="T11">Verhandlungs-</text:span>Videos bekommen» und ich das dann doch nicht bekomme. Das wirkt jetzt für mich nicht gerade rechtschaffend.</text:p>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CH"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CH"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7T08:22:40.800005047</meta:creation-date>
    <meta:print-date>2022-10-27T09:42:38.650196138</meta:print-date>
    <dc:date>2022-10-27T09:42:30.615225791</dc:date>
    <meta:editing-duration>PT1H19M42S</meta:editing-duration>
    <meta:editing-cycles>15</meta:editing-cycles>
    <meta:generator>LibreOffice/7.4.1.2$Linux_X86_64 LibreOffice_project/40$Build-2</meta:generator>
    <meta:document-statistic meta:table-count="0" meta:image-count="0" meta:object-count="0" meta:page-count="2" meta:paragraph-count="29" meta:word-count="923" meta:character-count="6206" meta:non-whitespace-character-count="5311"/>
  </office:meta>
</office:document-meta>
</file>